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8.test_wri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ializeWriterTest_8.test_singleQuo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ializeWriterTest_8.test_singleQuote_wri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ializeWriterTest_8.test_BrowserCompati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